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9pt" style:font-size-asian="9pt" style:font-size-complex="9pt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9pt" style:font-size-asian="9pt" style:font-size-complex="9pt"/>
    </style:style>
    <style:style style:name="P5" style:family="paragraph" style:parent-style-name="Standard">
      <style:paragraph-properties fo:line-height="115%" fo:break-before="auto" fo:break-after="auto" style:writing-mode="lr-tb"/>
    </style:style>
    <style:style style:name="P6" style:family="paragraph" style:parent-style-name="Standard">
      <style:paragraph-properties fo:line-height="115%" style:writing-mode="lr-tb"/>
      <style:text-properties officeooo:paragraph-rsid="0012df37"/>
    </style:style>
    <style:style style:name="P7" style:family="paragraph" style:parent-style-name="Standard">
      <style:paragraph-properties fo:line-height="115%" style:writing-mode="lr-tb"/>
      <style:text-properties officeooo:paragraph-rsid="00138334"/>
    </style:style>
    <style:style style:name="T1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2df37" style:font-size-asian="9pt" style:font-size-complex="9pt"/>
    </style:style>
    <style:style style:name="T4" style:family="text">
      <style:text-properties fo:font-size="9pt" officeooo:rsid="00138334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eneral</text:span><text:span text:style-name="T1"> </text:span><text:span text:style-name="T1">Intros</text:span></text:p>
      <text:p text:style-name="P2"/>
      <text:p text:style-name="P2">Hi</text:p>
      <text:p text:style-name="P2"/>
      <text:p text:style-name="P1"><text:span text:style-name="T1">Time</text:span><text:span text:style-name="T1"> </text:span><text:span text:style-name="T1">Intros</text:span></text:p>
      <text:p text:style-name="P2"/>
      <text:p text:style-name="P2">Morning</text:p>
      <text:p text:style-name="P2">Afternoon</text:p>
      <text:p text:style-name="P2">Evening</text:p>
      <text:p text:style-name="P2"/>
      <text:p text:style-name="P1"><text:span text:style-name="T2">{{ </text:span><text:span text:style-name="T2">date</text:span><text:span text:style-name="T2">[‘</text:span><text:span text:style-name="T2">full</text:span><text:span text:style-name="T2">’] }}</text:span></text:p>
      <text:p text:style-name="P1"><text:span text:style-name="T2">{{ </text:span><text:span text:style-name="T2">date</text:span><text:span text:style-name="T2">[‘</text:span><text:span text:style-name="T2">day</text:span><text:span text:style-name="T2">’] }}</text:span></text:p>
      <text:p text:style-name="P1"><text:span text:style-name="T2">{{ </text:span><text:span text:style-name="T2">date</text:span><text:span text:style-name="T2">[‘</text:span><text:span text:style-name="T2">date</text:span><text:span text:style-name="T2">’] }}</text:span></text:p>
      <text:p text:style-name="P1"><text:span text:style-name="T2">{{ </text:span><text:span text:style-name="T2">date</text:span><text:span text:style-name="T2">[‘</text:span><text:span text:style-name="T2">month</text:span><text:span text:style-name="T2">’] }}</text:span></text:p>
      <text:p text:style-name="P2"/>
      <text:p text:style-name="P1"><text:span text:style-name="T2">{{ </text:span><text:span text:style-name="T2">venue</text:span><text:span text:style-name="T2"> }}</text:span></text:p>
      <text:p text:style-name="P1"><text:span text:style-name="T2">{{ </text:span><text:span text:style-name="T2">handle</text:span><text:span text:style-name="T2"> }}</text:span></text:p>
      <text:p text:style-name="P1"><text:span text:style-name="T2">{{ </text:span><text:span text:style-name="T2">user</text:span><text:span text:style-name="T2"> }}</text:span></text:p>
      <text:p text:style-name="P1"><text:span text:style-name="T2">{{ </text:span><text:span text:style-name="T2">intro</text:span><text:span text:style-name="T2"> }}</text:span></text:p>
      <text:p text:style-name="P2"/>
      <text:p text:style-name="P1"><text:span text:style-name="T2">{{ </text:span><text:span text:style-name="T2">countdown</text:span><text:span text:style-name="T2">[‘</text:span><text:span text:style-name="T2">remaining</text:span><text:span text:style-name="T2">_</text:span><text:span text:style-name="T2">days</text:span><text:span text:style-name="T2">’] }}</text:span></text:p>
      <text:p text:style-name="P2"/>
      <text:p text:style-name="P1"><text:span text:style-name="T1">Questions</text:span><text:span text:style-name="T1">:</text:span></text:p>
      <text:p text:style-name="P2"/>
      <text:p text:style-name="P1"><text:span text:style-name="T2">{{ </text:span><text:span text:style-name="T2">intro</text:span><text:span text:style-name="T2"> }} {{ </text:span><text:span text:style-name="T2">user</text:span><text:span text:style-name="T2"> }} </text:span><text:span text:style-name="T2">don</text:span><text:span text:style-name="T2">’</text:span><text:span text:style-name="T2">t</text:span><text:span text:style-name="T2"> </text:span><text:span text:style-name="T2">forget</text:span><text:span text:style-name="T2"> </text:span><text:span text:style-name="T2">about</text:span><text:span text:style-name="T2"> {{ </text:span><text:span text:style-name="T2">handle</text:span><text:span text:style-name="T2"> }} </text:span><text:span text:style-name="T2">this</text:span><text:span text:style-name="T2"> </text:span><text:span text:style-name="T2">month</text:span><text:span text:style-name="T2">.</text:span></text:p>
      <text:p text:style-name="P1"><text:span text:style-name="T2">{{ </text:span><text:span text:style-name="T2">intro</text:span><text:span text:style-name="T2"> }} {{ </text:span><text:span text:style-name="T2">user</text:span><text:span text:style-name="T2"> }} </text:span><text:span text:style-name="T2">are</text:span><text:span text:style-name="T2"> </text:span><text:span text:style-name="T2">you</text:span><text:span text:style-name="T2"> </text:span><text:span text:style-name="T2">up</text:span><text:span text:style-name="T2"> </text:span><text:span text:style-name="T2">for</text:span><text:span text:style-name="T2"> </text:span><text:span text:style-name="T2">this</text:span><text:span text:style-name="T2"> </text:span><text:span text:style-name="T2">month</text:span><text:span text:style-name="T2">’</text:span><text:span text:style-name="T2">s</text:span><text:span text:style-name="T2"> {{ </text:span><text:span text:style-name="T2">handle</text:span><text:span text:style-name="T2"> }} </text:span><text:span text:style-name="T2">event</text:span><text:span text:style-name="T2">?</text:span></text:p>
      <text:p text:style-name="P1"><text:span text:style-name="T2">This</text:span><text:span text:style-name="T2"> </text:span><text:span text:style-name="T2">month</text:span><text:span text:style-name="T2">’</text:span><text:span text:style-name="T2">s</text:span><text:span text:style-name="T2"> {{ </text:span><text:span text:style-name="T2">handle</text:span><text:span text:style-name="T2"> }} </text:span><text:span text:style-name="T2">event</text:span><text:span text:style-name="T2"> </text:span><text:span text:style-name="T2">is</text:span><text:span text:style-name="T2"> </text:span><text:span text:style-name="T2">at</text:span><text:span text:style-name="T2"> {{ </text:span><text:span text:style-name="T2">venue</text:span><text:span text:style-name="T2"> }} </text:span><text:span text:style-name="T2">can</text:span><text:span text:style-name="T2"> </text:span><text:span text:style-name="T2">you</text:span><text:span text:style-name="T2"> </text:span><text:span text:style-name="T2">make</text:span><text:span text:style-name="T2"> </text:span><text:span text:style-name="T2">it</text:span><text:span text:style-name="T2"> {{ </text:span><text:span text:style-name="T2">user</text:span><text:span text:style-name="T2"> }} ?</text:span></text:p>
      <text:p text:style-name="P1"><text:span text:style-name="T2">The</text:span><text:span text:style-name="T2"> {{ </text:span><text:span text:style-name="T2">month</text:span><text:span text:style-name="T2">[‘</text:span><text:span text:style-name="T2">singular</text:span><text:span text:style-name="T2">’] }} {{ </text:span><text:span text:style-name="T2">handle</text:span><text:span text:style-name="T2"> }} </text:span><text:span text:style-name="T2">event</text:span><text:span text:style-name="T2"> </text:span><text:span text:style-name="T2">is</text:span><text:span text:style-name="T2"> </text:span><text:span text:style-name="T2">on</text:span><text:span text:style-name="T2">....</text:span><text:span text:style-name="T2">are</text:span><text:span text:style-name="T2"> </text:span><text:span text:style-name="T2">you</text:span><text:span text:style-name="T2"> </text:span><text:span text:style-name="T2">coming</text:span><text:span text:style-name="T2"> {{ </text:span><text:span text:style-name="T2">user</text:span><text:span text:style-name="T2"> }} ?</text:span></text:p>
      <text:p text:style-name="P1"><text:span text:style-name="T2">Our</text:span><text:span text:style-name="T2"> </text:span><text:span text:style-name="T2">first</text:span><text:span text:style-name="T2"> {{ </text:span><text:span text:style-name="T2">handle</text:span><text:span text:style-name="T2"> }} </text:span><text:span text:style-name="T2">of</text:span><text:span text:style-name="T2"> 2013, </text:span><text:span text:style-name="T2">do</text:span><text:span text:style-name="T2"> </text:span><text:span text:style-name="T2">you</text:span><text:span text:style-name="T2"> </text:span><text:span text:style-name="T2">think</text:span><text:span text:style-name="T2"> </text:span><text:span text:style-name="T2">you</text:span><text:span text:style-name="T2"> </text:span><text:span text:style-name="T2">can</text:span><text:span text:style-name="T2"> </text:span><text:span text:style-name="T2">make</text:span><text:span text:style-name="T2"> </text:span><text:span text:style-name="T2">it</text:span><text:span text:style-name="T2"> {{ </text:span><text:span text:style-name="T2">user</text:span><text:span text:style-name="T2"> }} ? </text:span><text:span text:style-name="T2">Bring</text:span><text:span text:style-name="T2"> </text:span><text:span text:style-name="T2">a</text:span><text:span text:style-name="T2"> </text:span><text:span text:style-name="T2">friend</text:span><text:span text:style-name="T2">, </text:span><text:span text:style-name="T2">a</text:span><text:span text:style-name="T2"> </text:span><text:span text:style-name="T2">colleague</text:span><text:span text:style-name="T2"> - </text:span><text:span text:style-name="T2">the</text:span><text:span text:style-name="T2"> </text:span><text:span text:style-name="T2">more</text:span><text:span text:style-name="T2"> </text:span><text:span text:style-name="T2">the</text:span><text:span text:style-name="T2"> </text:span><text:span text:style-name="T2">merrier</text:span><text:span text:style-name="T2">!</text:span></text:p>
      <text:p text:style-name="P1"><text:span text:style-name="T2">{{ </text:span><text:span text:style-name="T2">intro</text:span><text:span text:style-name="T2"> }} {{ </text:span><text:span text:style-name="T2">user</text:span><text:span text:style-name="T2"> }} - </text:span><text:span text:style-name="T2">there</text:span><text:span text:style-name="T2"> </text:span><text:span text:style-name="T2">are</text:span><text:span text:style-name="T2"> </text:span><text:span text:style-name="T2">over</text:span><text:span text:style-name="T2"> 60 </text:span><text:span text:style-name="T2">people</text:span><text:span text:style-name="T2"> </text:span><text:span text:style-name="T2">registered</text:span><text:span text:style-name="T2"> </text:span><text:span text:style-name="T2">for</text:span><text:span text:style-name="T2"> </text:span><text:span text:style-name="T2">this</text:span><text:span text:style-name="T2"> </text:span><text:span text:style-name="T2">month</text:span><text:span text:style-name="T2">’</text:span><text:span text:style-name="T2">s</text:span><text:span text:style-name="T2"> </text:span><text:span text:style-name="T2">event</text:span><text:span text:style-name="T2">, </text:span><text:span text:style-name="T2">it</text:span><text:span text:style-name="T2"> </text:span><text:span text:style-name="T2">would</text:span><text:span text:style-name="T2"> </text:span><text:span text:style-name="T2">be</text:span><text:span text:style-name="T2"> </text:span><text:span text:style-name="T2">great</text:span><text:span text:style-name="T2"> </text:span><text:span text:style-name="T2">if</text:span><text:span text:style-name="T2"> </text:span><text:span text:style-name="T2">you</text:span><text:span text:style-name="T2"> </text:span><text:span text:style-name="T2">could</text:span><text:span text:style-name="T2"> </text:span><text:span text:style-name="T2">make</text:span><text:span text:style-name="T2"> </text:span><text:span text:style-name="T2">it</text:span><text:span text:style-name="T2">?</text:span></text:p>
      <text:p text:style-name="P1"><text:span text:style-name="T2">{{ </text:span><text:span text:style-name="T2">intro</text:span><text:span text:style-name="T2"> }} {{ </text:span><text:span text:style-name="T2">user</text:span><text:span text:style-name="T2"> }} </text:span><text:span text:style-name="T2">we</text:span><text:span text:style-name="T2">’</text:span><text:span text:style-name="T2">re</text:span><text:span text:style-name="T2"> </text:span><text:span text:style-name="T2">thinking</text:span><text:span text:style-name="T2"> </text:span><text:span text:style-name="T2">that</text:span><text:span text:style-name="T2"> </text:span><text:span text:style-name="T2">this</text:span><text:span text:style-name="T2"> </text:span><text:span text:style-name="T2">month</text:span><text:span text:style-name="T2">’</text:span><text:span text:style-name="T2">s</text:span><text:span text:style-name="T2"> {{ </text:span><text:span text:style-name="T2">handle</text:span><text:span text:style-name="T2"> }} <text:s/></text:span><text:span text:style-name="T2">is</text:span><text:span text:style-name="T2"> </text:span><text:span text:style-name="T2">going</text:span><text:span text:style-name="T2"> </text:span><text:span text:style-name="T2">to</text:span><text:span text:style-name="T2"> </text:span><text:span text:style-name="T2">be</text:span><text:span text:style-name="T2"> </text:span><text:span text:style-name="T2">pretty</text:span><text:span text:style-name="T2"> </text:span><text:span text:style-name="T2">good</text:span><text:span text:style-name="T2">, </text:span><text:span text:style-name="T2">it</text:span><text:span text:style-name="T2">’</text:span><text:span text:style-name="T2">d</text:span><text:span text:style-name="T2"> </text:span><text:span text:style-name="T2">be</text:span><text:span text:style-name="T2"> </text:span><text:span text:style-name="T2">cool</text:span><text:span text:style-name="T2"> </text:span><text:span text:style-name="T2">if</text:span><text:span text:style-name="T2"> </text:span><text:span text:style-name="T2">you</text:span><text:span text:style-name="T2"> </text:span><text:span text:style-name="T2">could</text:span><text:span text:style-name="T2"> </text:span><text:span text:style-name="T2">make</text:span><text:span text:style-name="T2"> </text:span><text:span text:style-name="T2">it</text:span><text:span text:style-name="T2">?</text:span></text:p>
      <text:p text:style-name="P1"><text:span text:style-name="T2">Our</text:span><text:span text:style-name="T2"> </text:span><text:span text:style-name="T2">first</text:span><text:span text:style-name="T2"> {{ </text:span><text:span text:style-name="T2">handle</text:span><text:span text:style-name="T2"> }} </text:span><text:span text:style-name="T2">event</text:span><text:span text:style-name="T2"> </text:span><text:span text:style-name="T2">of</text:span><text:span text:style-name="T2"> 2013 </text:span><text:span text:style-name="T2">is</text:span><text:span text:style-name="T2"> </text:span><text:span text:style-name="T2">on</text:span><text:span text:style-name="T2">! </text:span><text:span text:style-name="T2">It</text:span><text:span text:style-name="T2"> </text:span><text:span text:style-name="T2">would</text:span><text:span text:style-name="T2"> </text:span><text:span text:style-name="T2">be</text:span><text:span text:style-name="T2"> </text:span><text:span text:style-name="T2">cool</text:span><text:span text:style-name="T2"> </text:span><text:span text:style-name="T2">if</text:span><text:span text:style-name="T2"> </text:span><text:span text:style-name="T2">you</text:span><text:span text:style-name="T2"> </text:span><text:span text:style-name="T2">could</text:span><text:span text:style-name="T2"> </text:span><text:span text:style-name="T2">make</text:span><text:span text:style-name="T2"> </text:span><text:span text:style-name="T2">it</text:span><text:span text:style-name="T2"> {{ </text:span><text:span text:style-name="T2">user</text:span><text:span text:style-name="T2"> }} ?</text:span></text:p>
      <text:p text:style-name="P1"><text:span text:style-name="T2">{{ </text:span><text:span text:style-name="T2">user</text:span><text:span text:style-name="T2"> }} - </text:span><text:span text:style-name="T2">if</text:span><text:span text:style-name="T2"> </text:span><text:span text:style-name="T2">at</text:span><text:span text:style-name="T2"> </text:span><text:span text:style-name="T2">all</text:span><text:span text:style-name="T2"> </text:span><text:span text:style-name="T2">possible</text:span><text:span text:style-name="T2"> </text:span><text:span text:style-name="T2">you</text:span><text:span text:style-name="T2"> </text:span><text:span text:style-name="T2">should</text:span><text:span text:style-name="T2"> </text:span><text:span text:style-name="T2">try</text:span><text:span text:style-name="T2"> </text:span><text:span text:style-name="T2">and</text:span><text:span text:style-name="T2"> </text:span><text:span text:style-name="T2">get</text:span><text:span text:style-name="T2"> </text:span><text:span text:style-name="T2">yourself</text:span><text:span text:style-name="T2"> </text:span><text:span text:style-name="T2">to</text:span><text:span text:style-name="T2"> </text:span><text:span text:style-name="T2">this</text:span><text:span text:style-name="T2"> </text:span><text:span text:style-name="T2">month</text:span><text:span text:style-name="T2">’</text:span><text:span text:style-name="T2">s</text:span><text:span text:style-name="T2"> {{ </text:span><text:span text:style-name="T2">handle</text:span><text:span text:style-name="T2"> }} - </text:span><text:span text:style-name="T2">it</text:span><text:span text:style-name="T2">’</text:span><text:span text:style-name="T2">s</text:span><text:span text:style-name="T2"> </text:span><text:span text:style-name="T2">gonna</text:span><text:span text:style-name="T2"> </text:span><text:span text:style-name="T2">be</text:span><text:span text:style-name="T2"> </text:span><text:span text:style-name="T2">awesome</text:span><text:span text:style-name="T2">!</text:span></text:p>
      <text:p text:style-name="P1"><text:span text:style-name="T2">New</text:span><text:span text:style-name="T2"> </text:span><text:span text:style-name="T2">year</text:span><text:span text:style-name="T2">, </text:span><text:span text:style-name="T2">new</text:span><text:span text:style-name="T2"> </text:span><text:span text:style-name="T2">venue</text:span><text:span text:style-name="T2"> </text:span><text:span text:style-name="T2">for</text:span><text:span text:style-name="T2"> {{ </text:span><text:span text:style-name="T2">handle</text:span><text:span text:style-name="T2"> }} - </text:span><text:span text:style-name="T2">do</text:span><text:span text:style-name="T2"> </text:span><text:span text:style-name="T2">you</text:span><text:span text:style-name="T2"> </text:span><text:span text:style-name="T2">think</text:span><text:span text:style-name="T2"> </text:span><text:span text:style-name="T2">you</text:span><text:span text:style-name="T2"> </text:span><text:span text:style-name="T2">can</text:span><text:span text:style-name="T2"> </text:span><text:span text:style-name="T2">make</text:span><text:span text:style-name="T2"> </text:span><text:span text:style-name="T2">it</text:span><text:span text:style-name="T2">?</text:span></text:p>
      <text:p text:style-name="P1"><text:span text:style-name="T2">{{ </text:span><text:span text:style-name="T2">user</text:span><text:span text:style-name="T2"> }} </text:span><text:span text:style-name="T2">Do</text:span><text:span text:style-name="T2"> </text:span><text:span text:style-name="T2">you</text:span><text:span text:style-name="T2"> </text:span><text:span text:style-name="T2">think</text:span><text:span text:style-name="T2"> </text:span><text:span text:style-name="T2">you</text:span><text:span text:style-name="T2"> </text:span><text:span text:style-name="T2">can</text:span><text:span text:style-name="T2"> </text:span><text:span text:style-name="T2">make</text:span><text:span text:style-name="T2"> </text:span><text:span text:style-name="T2">this</text:span><text:span text:style-name="T2"> </text:span><text:span text:style-name="T2">month</text:span><text:span text:style-name="T2">’</text:span><text:span text:style-name="T2">s</text:span><text:span text:style-name="T2"> {{ </text:span><text:span text:style-name="T2">handle</text:span><text:span text:style-name="T2"> }} ?</text:span></text:p>
      <text:p text:style-name="P1"><text:span text:style-name="T2">{{ </text:span><text:span text:style-name="T2">user</text:span><text:span text:style-name="T2"> }} - </text:span><text:span text:style-name="T2">we</text:span><text:span text:style-name="T2"> </text:span><text:span text:style-name="T2">have</text:span><text:span text:style-name="T2"> </text:span><text:span text:style-name="T2">to</text:span><text:span text:style-name="T2"> </text:span><text:span text:style-name="T2">beat</text:span><text:span text:style-name="T2"> </text:span><text:span text:style-name="T2">the</text:span><text:span text:style-name="T2"> </text:span><text:span text:style-name="T2">registration</text:span><text:span text:style-name="T2"> </text:span><text:span text:style-name="T2">record</text:span><text:span text:style-name="T2"> </text:span><text:span text:style-name="T2">for</text:span><text:span text:style-name="T2"> {{ </text:span><text:span text:style-name="T2">handle</text:span><text:span text:style-name="T2"> }} - </text:span><text:span text:style-name="T2">can</text:span><text:span text:style-name="T2"> </text:span><text:span text:style-name="T2">you</text:span><text:span text:style-name="T2"> </text:span><text:span text:style-name="T2">help</text:span><text:span text:style-name="T2"> </text:span><text:span text:style-name="T2">us</text:span><text:span text:style-name="T2"> </text:span><text:span text:style-name="T2">do</text:span><text:span text:style-name="T2"> </text:span><text:span text:style-name="T2">that</text:span><text:span text:style-name="T2">!?!</text:span></text:p>
      <text:p text:style-name="P1"><text:span text:style-name="T2">{{ </text:span><text:span text:style-name="T2">intro</text:span><text:span text:style-name="T2"> }} {{ </text:span><text:span text:style-name="T2">user</text:span><text:span text:style-name="T2"> }} - </text:span><text:span text:style-name="T2">there</text:span><text:span text:style-name="T2"> </text:span><text:span text:style-name="T2">are</text:span><text:span text:style-name="T2"> </text:span><text:span text:style-name="T2">just</text:span><text:span text:style-name="T2"> {{ </text:span><text:span text:style-name="T2">countdown</text:span><text:span text:style-name="T2">[‘</text:span><text:span text:style-name="T2">remaining</text:span><text:span text:style-name="T2">_</text:span><text:span text:style-name="T2">days</text:span><text:span text:style-name="T2">’] }} </text:span><text:span text:style-name="T2">days</text:span><text:span text:style-name="T2"> </text:span><text:span text:style-name="T2">left</text:span><text:span text:style-name="T2"> </text:span><text:span text:style-name="T2">before</text:span><text:span text:style-name="T2"> </text:span><text:span text:style-name="T2">the</text:span><text:span text:style-name="T2"> </text:span><text:span text:style-name="T2">next</text:span><text:span text:style-name="T2"> {{ </text:span><text:span text:style-name="T2">handle</text:span><text:span text:style-name="T2"> }} - </text:span><text:span text:style-name="T2">you</text:span><text:span text:style-name="T2"> </text:span><text:span text:style-name="T2">think</text:span><text:span text:style-name="T2"> </text:span><text:span text:style-name="T2">you</text:span><text:span text:style-name="T2"> </text:span><text:span text:style-name="T2">can</text:span><text:span text:style-name="T2"> </text:span><text:span text:style-name="T2">come</text:span><text:span text:style-name="T2"> </text:span><text:span text:style-name="T2">along</text:span><text:span text:style-name="T2">?</text:span></text:p>
      <text:p text:style-name="P1"><text:span text:style-name="T2">Don</text:span><text:span text:style-name="T2">’</text:span><text:span text:style-name="T2">t</text:span><text:span text:style-name="T2"> </text:span><text:span text:style-name="T2">forget</text:span><text:span text:style-name="T2"> </text:span><text:span text:style-name="T2">about</text:span><text:span text:style-name="T2"> {{ </text:span><text:span text:style-name="T2">handle</text:span><text:span text:style-name="T2"> }} </text:span><text:span text:style-name="T2">this</text:span><text:span text:style-name="T2"> </text:span><text:span text:style-name="T2">month</text:span><text:span text:style-name="T2"> {{ </text:span><text:span text:style-name="T2">user</text:span><text:span text:style-name="T2"> }}.</text:span></text:p>
      <text:p text:style-name="P1"><text:span text:style-name="T2">Free</text:span><text:span text:style-name="T2"> </text:span><text:span text:style-name="T2">food</text:span><text:span text:style-name="T2">? </text:span><text:span text:style-name="T2">That</text:span><text:span text:style-name="T2"> </text:span><text:span text:style-name="T2">sounds</text:span><text:span text:style-name="T2"> </text:span><text:span text:style-name="T2">like</text:span><text:span text:style-name="T2"> </text:span><text:span text:style-name="T2">a</text:span><text:span text:style-name="T2"> </text:span><text:span text:style-name="T2">pretty</text:span><text:span text:style-name="T2"> </text:span><text:span text:style-name="T2">good</text:span><text:span text:style-name="T2"> </text:span><text:span text:style-name="T2">reason</text:span><text:span text:style-name="T2"> </text:span><text:span text:style-name="T2">to</text:span><text:span text:style-name="T2"> </text:span><text:span text:style-name="T2">get</text:span><text:span text:style-name="T2"> </text:span><text:span text:style-name="T2">yourself</text:span><text:span text:style-name="T2"> </text:span><text:span text:style-name="T2">along</text:span><text:span text:style-name="T2"> </text:span><text:span text:style-name="T2">to</text:span><text:span text:style-name="T2"> {{ </text:span><text:span text:style-name="T2">handle</text:span><text:span text:style-name="T2"> }} </text:span><text:span text:style-name="T2">this</text:span><text:span text:style-name="T2"> </text:span><text:span text:style-name="T2">month</text:span><text:span text:style-name="T2">!</text:span></text:p>
      <text:p text:style-name="P1"><text:span text:style-name="T2">{{ </text:span><text:span text:style-name="T2">user</text:span><text:span text:style-name="T2"> }} - </text:span><text:span text:style-name="T2">just</text:span><text:span text:style-name="T2"> </text:span><text:span text:style-name="T2">a</text:span><text:span text:style-name="T2"> </text:span><text:span text:style-name="T2">little</text:span><text:span text:style-name="T2"> </text:span><text:span text:style-name="T2">nudge</text:span><text:span text:style-name="T2"> </text:span><text:span text:style-name="T2">to</text:span><text:span text:style-name="T2"> </text:span><text:span text:style-name="T2">remind</text:span><text:span text:style-name="T2"> </text:span><text:span text:style-name="T2">you</text:span><text:span text:style-name="T2"> </text:span><text:span text:style-name="T2">of</text:span><text:span text:style-name="T2"> </text:span><text:span text:style-name="T2">this</text:span><text:span text:style-name="T2"> </text:span><text:span text:style-name="T2">month</text:span><text:span text:style-name="T2">’</text:span><text:span text:style-name="T2">s</text:span><text:span text:style-name="T2"> {{ </text:span><text:span text:style-name="T2">handle</text:span><text:span text:style-name="T2"> }} !</text:span></text:p>
      <text:p text:style-name="P1"><text:span text:style-name="T2">{{ </text:span><text:span text:style-name="T2">intro</text:span><text:span text:style-name="T2"> }} {{ </text:span><text:span text:style-name="T2">user</text:span><text:span text:style-name="T2"> }} </text:span><text:span text:style-name="T2">fancy</text:span><text:span text:style-name="T2"> </text:span><text:span text:style-name="T2">coming</text:span><text:span text:style-name="T2"> </text:span><text:span text:style-name="T2">to</text:span><text:span text:style-name="T2"> </text:span><text:span text:style-name="T2">this</text:span><text:span text:style-name="T2"> </text:span><text:span text:style-name="T2">month</text:span><text:span text:style-name="T2">’</text:span><text:span text:style-name="T2">s</text:span><text:span text:style-name="T2"> {{ </text:span><text:span text:style-name="T2">handle</text:span><text:span text:style-name="T2"> }} ?</text:span></text:p>
      <text:p text:style-name="P1"><text:span text:style-name="T2">{{ user }} If you can, why not get yourself along to {{ handle }} this month.</text:span></text:p>
      <text:p text:style-name="P6"><text:span text:style-name="T3">{{ intro }} {{ user }} - we are trying to make the {{ month['singular'] }} {{ handle }} event the best yet, do you think you can make it?</text:span></text:p>
      <text:p text:style-name="P6"><text:span text:style-name="T3">Free food, a bar (unfortunately that's not free!) and good times. This month's {{ handle }} are you able to come {{ user }}?</text:span></text:p>
      <text:p text:style-name="P7"><text:span text:style-name="T4">{{ intro }} {{ user }} we are trying to drum up as much interest about the upcoming {{ month ['singular'] }} {{ handle }} - any chance of a retweet? Can you make it?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2"><text:soft-page-break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/>
    <meta:initial-creator/>
    <dc:creator>Matt Kirwan</dc:creator>
    <meta:editing-cycles>4</meta:editing-cycles>
    <dc:date>2013-01-25T04:58:19</dc:date>
    <meta:editing-duration>PT3M45S</meta:editing-duration>
    <meta:document-statistic meta:table-count="0" meta:image-count="0" meta:object-count="0" meta:page-count="2" meta:paragraph-count="37" meta:word-count="481" meta:character-count="2270" meta:non-whitespace-character-count="1825"/>
  </office:meta>
</office:document-meta>
</file>